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2.974cm"/>
    </style:style>
    <style:style style:name="co18" style:family="table-column">
      <style:table-column-properties fo:break-before="auto" style:column-width="2.163cm"/>
    </style:style>
    <style:style style:name="co19" style:family="table-column">
      <style:table-column-properties fo:break-before="auto" style:column-width="8.371cm"/>
    </style:style>
    <style:style style:name="co20" style:family="table-column">
      <style:table-column-properties fo:break-before="auto" style:column-width="4.976cm"/>
    </style:style>
    <style:style style:name="co21" style:family="table-column">
      <style:table-column-properties fo:break-before="auto" style:column-width="9.735cm"/>
    </style:style>
    <style:style style:name="co22" style:family="table-column">
      <style:table-column-properties fo:break-before="auto" style:column-width="5.851cm"/>
    </style:style>
    <style:style style:name="co23" style:family="table-column">
      <style:table-column-properties fo:break-before="auto" style:column-width="3.244cm"/>
    </style:style>
    <style:style style:name="co24" style:family="table-column">
      <style:table-column-properties fo:break-before="auto" style:column-width="9.9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3.517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9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0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0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2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17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99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24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39">
            <calcext:condition calcext:apply-style-name="Error" calcext:value="duplicate" calcext:base-cell-address="list.B3"/>
          </calcext:conditional-format>
          <calcext:conditional-format calcext:target-range-address="list.C3:list.C239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ce145"/>
        <table:table-column table:style-name="co17" table:default-cell-style-name="ce112"/>
        <table:table-column table:style-name="co18" table:default-cell-style-name="ce112"/>
        <table:table-column table:style-name="co19" table:default-cell-style-name="Default"/>
        <table:table-column table:style-name="co20" table:default-cell-style-name="ce11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92" office:value-type="string" calcext:value-type="string">
            <text:p>개발사 이름</text:p>
          </table:table-cell>
          <table:table-cell table:style-name="ce101" office:value-type="string" calcext:value-type="string">
            <text:p>소재지</text:p>
          </table:table-cell>
          <table:table-cell table:style-name="ce101" office:value-type="string" calcext:value-type="string">
            <text:p>사업자 번호</text:p>
          </table:table-cell>
          <table:table-cell table:style-name="ce101" office:value-type="string" calcext:value-type="string">
            <text:p>대표자</text:p>
          </table:table-cell>
          <table:table-cell table:style-name="ce101" office:value-type="string" calcext:value-type="string">
            <text:p>홈페이지/블로그</text:p>
          </table:table-cell>
          <table:table-cell table:style-name="ce101" office:value-type="string" calcext:value-type="string">
            <text:p>E-mail</text:p>
          </table:table-cell>
          <table:table-cell table:style-name="ce101" office:value-type="string" calcext:value-type="string">
            <text:p>Social Media 1</text:p>
          </table:table-cell>
          <table:table-cell table:style-name="ce101" office:value-type="string" calcext:value-type="string">
            <text:p>Social Media 2</text:p>
          </table:table-cell>
          <table:table-cell table:style-name="ce101" office:value-type="string" calcext:value-type="string">
            <text:p>Social Media 3</text:p>
          </table:table-cell>
          <table:table-cell table:style-name="ce101" office:value-type="string" calcext:value-type="string">
            <text:p>기타</text:p>
          </table:table-cell>
        </table:table-row>
        <table:table-row table:style-name="ro1">
          <table:table-cell table:style-name="ce93" office:value-type="string" calcext:value-type="string">
            <text:p>(주)행복한다람쥐단( Happy Daram Inc. )</text:p>
          </table:table-cell>
          <table:table-cell table:style-name="ce102" office:value-type="string" calcext:value-type="string">
            <text:p>인천광역시 부평구 부평대로 293 부평테크시티 ***호</text:p>
          </table:table-cell>
          <table:table-cell table:style-name="ce109"/>
          <table:table-cell table:style-name="ce109" office:value-type="string" calcext:value-type="string">
            <text:p>이현정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2oclock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5minlab Corp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BShot</text:p>
          </table:table-cell>
          <table:table-cell table:style-name="ce102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09" office:value-type="string" calcext:value-type="string">
            <text:p>717-88-01***</text:p>
          </table:table-cell>
          <table:table-cell table:style-name="ce109" office:value-type="string" calcext:value-type="string">
            <text:p>남중헌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feel inc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 Fin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IVE Inc.</text:p>
          </table:table-cell>
          <table:table-cell table:style-name="ce102" office:value-type="string" calcext:value-type="string">
            <text:p>경기도 수원시 영통구 광교중앙로 170 ***호 얼라이브 게임 스튜디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LAF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pheratz*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TARI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STEROID-J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voCav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ase0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K dddDan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oom Technolog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uesid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1">
          <table:table-cell table:style-name="ce93" office:value-type="string" calcext:value-type="string">
            <text:p>BONE MAD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93" office:value-type="string" calcext:value-type="string">
            <text:p>Buff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BUSAN SANAI GAMES( 캐나다 회사 )</text:p>
          </table:table-cell>
          <table:table-cell table:style-name="ce102" office:value-type="string" calcext:value-type="string">
            <text:p>캐나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3" office:value-type="string" calcext:value-type="string">
            <text:p>CandL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assel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Catdoors</text:p>
          </table:table-cell>
          <table:table-cell table:style-name="ce102"/>
          <table:table-cell table:style-name="ce109"/>
          <table:table-cell table:style-name="ce109" office:value-type="string" calcext:value-type="string">
            <text:p>양성현</text:p>
          </table:table-cell>
          <table:table-cell table:style-name="ce114" office:value-type="string" calcext:value-type="string">
            <text:p><text:a xlink:href="https://catdoors.tistory.com/" xlink:type="simple">https://catdoors.tistory.com/</text:a></text:p>
          </table:table-cell>
          <table:table-cell table:style-name="ce117" office:value-type="string" calcext:value-type="string">
            <text:p><text:a xlink:href="mailto:motea230@naver.com" xlink:type="simple">motea230@naver.com</text:a></text:p>
          </table:table-cell>
          <table:table-cell table:style-name="ce11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1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14"/>
          <table:table-cell table:style-name="ce114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93" office:value-type="string" calcext:value-type="string">
            <text:p>CFK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.ZBK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alkseagull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CIRCLEfromDOT</text:p>
          </table:table-cell>
          <table:table-cell table:style-name="ce102" office:value-type="string" calcext:value-type="string">
            <text:p>부산광역시 해운대구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17" office:value-type="string" calcext:value-type="string">
            <text:p><text:a xlink:href="mailto:jake.yeom@circlefromdot.com" xlink:type="simple">jake.yeom@circlefromdot.com</text:a></text:p>
          </table:table-cell>
          <table:table-cell table:style-name="ce11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14" table:number-columns-repeated="2"/>
          <table:table-cell table:style-name="ce114" office:value-type="string" calcext:value-type="string">
            <text:p>상호명 : 주식회사 서클프롬닷(CIRCLEfromDOT) ( 기타 판매방식 )</text:p>
            <text:p>법인사업자<text:tab/><text:tab/>통신판매번호 : 2022-부산해운대-1240</text:p>
            <text:p>대표자명 : 비공개<text:tab/><text:tab/>통신판매신고일 : 2022.08.12</text:p>
            <text:p>인터넷주소 : https;//store.steampowered.com/search/?developer=CIRCLEfromDOT<text:tab/><text:tab/>사업장소재지 : 부산광역시 해운대구</text:p>
            <text:p/>
            <text:p><text:span text:style-name="T5">프로젝트 총괄: </text:span>염정규</text:p>
            <text:p><text:span text:style-name="T5">프로그래머 : </text:span>이경훈</text:p>
            <text:p><text:span text:style-name="T5">아트 : </text:span>장자혜</text:p>
            <text:p><text:span text:style-name="T5">게임 디자인 : </text:span>김창엽</text:p>
          </table:table-cell>
        </table:table-row>
        <table:table-row table:style-name="ro1">
          <table:table-cell table:style-name="ce93" office:value-type="string" calcext:value-type="string">
            <text:p>Codename Bo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ogo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ushKi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keCraft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17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14" office:value-type="string" calcext:value-type="string">
            <text:p>Discord: 데크크래프트#4923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ndyl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arong Studio</text:p>
          </table:table-cell>
          <table:table-cell table:style-name="ce102" office:value-type="string" calcext:value-type="string">
            <text:p>경기도 성남시 분당구 성남대로331번길 8, ***층 (정자동,킨스타워)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CATREE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erFar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6" office:value-type="string" calcext:value-type="string">
            <text:p>Derin</text:p>
          </table:table-cell>
          <table:table-cell table:style-name="ce102" office:value-type="string" calcext:value-type="string">
            <text:p>경기도 시흥시 능곡서로 27, **동 **호(능곡동, 엘에이치4단지)</text:p>
          </table:table-cell>
          <table:table-cell table:style-name="ce109" office:value-type="string" calcext:value-type="string">
            <text:p>121-64-13***</text:p>
          </table:table-cell>
          <table:table-cell table:style-name="ce109" office:value-type="string" calcext:value-type="string">
            <text:p>채주영</text:p>
          </table:table-cell>
          <table:table-cell table:style-name="ce114" office:value-type="string" calcext:value-type="string">
            <text:p><text:a xlink:href="https://derin-studio.itch.io/" xlink:type="simple">https://derin-studio.itch.io/</text:a></text:p>
          </table:table-cell>
          <table:table-cell table:style-name="ce117" office:value-type="string" calcext:value-type="string">
            <text:p><text:a xlink:href="mailto:contact@derin-studio.com" xlink:type="simple">contact@derin-studio.com</text:a></text:p>
          </table:table-cell>
          <table:table-cell table:style-name="ce11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evespresso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vmaru Inc.</text:p>
          </table:table-cell>
          <table:table-cell table:style-name="ce102" office:value-type="string" calcext:value-type="string">
            <text:p>경기도 용인시 수지구 신수로 767 분당수지U타워 a동 ***호</text:p>
          </table:table-cell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izcon</text:p>
          </table:table-cell>
          <table:table-cell table:style-name="ce102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TORI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WNFALLEN T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93" office:value-type="string" calcext:value-type="string">
            <text:p>dumm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Embark Studio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Expotato Corp.</text:p>
          </table:table-cell>
          <table:table-cell table:style-name="ce102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expotato.com/" xlink:type="simple">https://www.expotato.com/</text:a></text:p>
          </table:table-cell>
          <table:table-cell table:style-name="ce117" office:value-type="string" calcext:value-type="string">
            <text:p><text:a xlink:href="mailto:info@expotato.com" xlink:type="simple">info@expotato.com</text:a></text:p>
          </table:table-cell>
          <table:table-cell table:style-name="ce114" table:number-columns-repeated="3"/>
          <table:table-cell table:style-name="ce11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93" office:value-type="string" calcext:value-type="string">
            <text:p>feemodev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FLINT</text:p>
          </table:table-cell>
          <table:table-cell table:style-name="ce102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09" office:value-type="string" calcext:value-type="string">
            <text:p>220-88-61***</text:p>
          </table:table-cell>
          <table:table-cell table:style-name="ce109" office:value-type="string" calcext:value-type="string">
            <text:p>김영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FrogPart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1 Playgroun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lassCat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GoldPumpkin Inc.</text:p>
          </table:table-cell>
          <table:table-cell table:style-name="ce102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09" office:value-type="string" calcext:value-type="string">
            <text:p>783-86-01***</text:p>
          </table:table-cell>
          <table:table-cell table:style-name="ce109" office:value-type="string" calcext:value-type="string">
            <text:p>임병수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onggamorecontents Inc.</text:p>
          </table:table-cell>
          <table:table-cell table:style-name="ce102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09"/>
          <table:table-cell table:style-name="ce109" office:value-type="string" calcext:value-type="string">
            <text:p>윤민형</text:p>
          </table:table-cell>
          <table:table-cell table:style-name="ce114"/>
          <table:table-cell table:style-name="ce117" office:value-type="string" calcext:value-type="string">
            <text:p> <text:a xlink:href="mailto:gonggamore@naver.com" xlink:type="simple">gonggamore@naver.com</text:a></text:p>
          </table:table-cell>
          <table:table-cell table:style-name="ce11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14" table:number-columns-repeated="2"/>
          <table:table-cell table:style-name="ce114" office:value-type="string" calcext:value-type="string">
            <text:p>대표전화 : 055-338-6705</text:p>
          </table:table-cell>
        </table:table-row>
        <table:table-row table:style-name="ro12">
          <table:table-cell table:style-name="ce93" office:value-type="string" calcext:value-type="string">
            <text:p>Growing Seeds</text:p>
          </table:table-cell>
          <table:table-cell table:style-name="ce102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://www.gseeds.co.kr/" xlink:type="simple">http://www.gseeds.co.kr</text:a></text:p>
          </table:table-cell>
          <table:table-cell table:style-name="ce117" office:value-type="string" calcext:value-type="string">
            <text:p><text:a xlink:href="mailto:help@gseed.co.kr" xlink:type="simple">help@gseed.co.kr</text:a></text:p>
          </table:table-cell>
          <table:table-cell table:style-name="ce114" table:number-columns-repeated="3"/>
          <table:table-cell table:style-name="ce11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93" office:value-type="string" calcext:value-type="string">
            <text:p>HandMade Ga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ardtalk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oochoo Game Studios</text:p>
          </table:table-cell>
          <table:table-cell table:style-name="ce102" office:value-type="string" calcext:value-type="string">
            <text:p>서울 마포구 만리재옛길 36 (신공덕동) ***호</text:p>
          </table:table-cell>
          <table:table-cell table:style-name="ce109"/>
          <table:table-cell table:style-name="ce109" office:value-type="string" calcext:value-type="string">
            <text:p>박민*</text:p>
          </table:table-cell>
          <table:table-cell table:style-name="ce11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17"/>
          <table:table-cell table:style-name="ce11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Ice Shovel 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KINA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ev-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CAVA INTERACTIV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goBlue Gam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RONMACE 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ckto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min Park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sung Kim, Jongseop Lee, Hyunggu Ha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mong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pig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Snow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ena MAKF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IWIWALK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RAFTON,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eeBbunsik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17" office:value-type="string" calcext:value-type="string">
            <text:p><text:a xlink:href="mailto:malgoos7949@gmail.com" xlink:type="simple">malgoos7949@gmail.com</text:a></text:p>
          </table:table-cell>
          <table:table-cell table:style-name="ce114" office:value-type="string" calcext:value-type="string">
            <text:p><text:a xlink:href="https://twitter.com/LeeBbunsik" xlink:type="simple">https://twitter.com/LeeBbunsik</text:a></text:p>
          </table:table-cell>
          <table:table-cell table:style-name="ce11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14" table:number-columns-repeated="2"/>
        </table:table-row>
        <table:table-row table:style-name="ro1">
          <table:table-cell table:style-name="ce93" office:value-type="string" calcext:value-type="string">
            <text:p>LINE Games Corporat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yrebird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CKINN7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Magic Cube</text:p>
          </table:table-cell>
          <table:table-cell table:style-name="ce102" office:value-type="string" calcext:value-type="string">
            <text:p><text:span text:style-name="T3">***</text:span>,Bucksan e-Centum Class One, 99, Centum dong-ro,</text:p>
            <text:p>Haeundae-gu, Busan, Korea</text:p>
          </table:table-cell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tthewston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gusta Ga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cra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mon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dnightWork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NTROCKE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nster Guide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onlab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anali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novice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POPCORN Cor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WIZ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wcore Games</text:p>
          </table:table-cell>
          <table:table-cell table:style-name="ce102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09"/>
          <table:table-cell table:style-name="ce109" office:value-type="string" calcext:value-type="string">
            <text:p>이만재</text:p>
          </table:table-cell>
          <table:table-cell table:style-name="ce114" office:value-type="string" calcext:value-type="string">
            <text:p><text:a xlink:href="http://www.newcoregames.com/" xlink:type="simple">http://www.newcoregames.com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imble Neur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omar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cean Drive Studio,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fire Game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w Studio, 오뉴월스튜디오</text:p>
          </table:table-cell>
          <table:table-cell table:style-name="ce102" office:value-type="string" calcext:value-type="string">
            <text:p>부산 동구 중앙대로 314(초량동, 한국부동산원) *층 비큐브</text:p>
          </table:table-cell>
          <table:table-cell table:style-name="ce109"/>
          <table:table-cell table:style-name="ce109" office:value-type="string" calcext:value-type="string">
            <text:p>최기민</text:p>
          </table:table-cell>
          <table:table-cell table:style-name="ce11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oz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RANGE POPCOR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memory@oranpopcorn.com" xlink:type="simple">memory@oranpopcorn.com</text:a></text:p>
          </table:table-cell>
          <table:table-cell table:style-name="ce11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utsiderKids Corp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.S.B (iNsOoL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lm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range Projec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edPipers T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xellore Inc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LAY Mephistowaltz</text:p>
          </table:table-cell>
          <table:table-cell table:style-name="ce102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17" office:value-type="string" calcext:value-type="string">
            <text:p> <text:a xlink:href="mailto:iamdreamist@gmail.com" xlink:type="simple">iamdreamist@gmail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okPoong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PIYO STUDIO</text:p>
          </table:table-cell>
          <table:table-cell table:style-name="ce102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09" office:value-type="string" calcext:value-type="string">
            <text:p>695-55-00***</text:p>
          </table:table-cell>
          <table:table-cell table:style-name="ce109" office:value-type="string" calcext:value-type="string">
            <text:p>김명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rojectMo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UMPKI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QuattroGear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ainbow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EDRAY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17"/>
          <table:table-cell table:style-name="ce114" office:value-type="string" calcext:value-type="string">
            <text:p><text:a xlink:href="https://twitter.com/REDRAY_dev" xlink:type="simple">https://twitter.com/REDRAY_dev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MIMOR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21"/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XECH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less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nstudio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EROSO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hedi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lver Ca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nkhol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mi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NNORI Cor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uthpaw Games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www.springtoast.com/" xlink:type="simple">https://www.springtoast.com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tarlike Inc.</text:p>
          </table:table-cell>
          <table:table-cell table:style-name="ce102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09" office:value-type="string" calcext:value-type="string">
            <text:p>299-81-02***</text:p>
          </table:table-cell>
          <table:table-cell table:style-name="ce109" office:value-type="string" calcext:value-type="string">
            <text:p>채병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14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sonic1357@naver.com" xlink:type="simple">sonic1357@naver.com</text:a></text:p>
          </table:table-cell>
          <table:table-cell table:style-name="ce114" office:value-type="string" calcext:value-type="string">
            <text:p><text:a xlink:href="https://twitter.com/Studio_Ly" xlink:type="simple">https://twitter.com/Studio_Ly</text:a>_</text:p>
          </table:table-cell>
          <table:table-cell table:style-name="ce114" office:value-type="string" calcext:value-type="string">
            <text:p><text:a xlink:href="https://twitter.com/lychoi2000" xlink:type="simple">https://twitter.com/lychoi2000</text:a></text:p>
          </table:table-cell>
          <table:table-cell table:style-name="ce114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02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UNCYAN studio</text:p>
          </table:table-cell>
          <table:table-cell table:style-name="ce102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09" office:value-type="string" calcext:value-type="string">
            <text:p>392-88-02***</text:p>
          </table:table-cell>
          <table:table-cell table:style-name="ce109" office:value-type="string" calcext:value-type="string">
            <text:p>권오준</text:p>
          </table:table-cell>
          <table:table-cell table:style-name="ce114" office:value-type="string" calcext:value-type="string">
            <text:p><text:a xlink:href="https://www.suncyan.com/" xlink:type="simple">https://www.suncyan.com/</text:a></text:p>
          </table:table-cell>
          <table:table-cell table:style-name="ce117" office:value-type="string" calcext:value-type="string">
            <text:p><text:a xlink:href="mailto:suncyan@suncyan.com" xlink:type="simple">suncyan@suncyan.com</text:a></text:p>
          </table:table-cell>
          <table:table-cell table:style-name="ce11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1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14"/>
          <table:table-cell table:style-name="ce114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132" office:value-type="string" calcext:value-type="string">
            <text:p>TALESSHOP Co., Ltd.</text:p>
          </table:table-cell>
          <table:table-cell table:style-name="ce102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09" office:value-type="string" calcext:value-type="string">
            <text:p>350-87-00***</text:p>
          </table:table-cell>
          <table:table-cell table:style-name="ce109" office:value-type="string" calcext:value-type="string">
            <text:p>한준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Corn Field</text:p>
          </table:table-cell>
          <table:table-cell table:style-name="ce102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09" office:value-type="string" calcext:value-type="string">
            <text:p>332-35-01***</text:p>
          </table:table-cell>
          <table:table-cell table:style-name="ce109" office:value-type="string" calcext:value-type="string">
            <text:p>홍도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4">
          <table:table-cell table:style-name="ce132" office:value-type="string" calcext:value-type="string">
            <text:p>TeamBUD</text:p>
          </table:table-cell>
          <table:table-cell table:style-name="ce102"/>
          <table:table-cell table:style-name="ce109"/>
          <table:table-cell table:style-name="ce109" office:value-type="string" calcext:value-type="string">
            <text:p>김준호</text:p>
          </table:table-cell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02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theand.kr/" xlink:type="simple">https://theand.kr/</text:a></text:p>
          </table:table-cell>
          <table:table-cell table:style-name="ce117" office:value-type="string" calcext:value-type="string">
            <text:p><text:a xlink:href="mailto:min@theandgames.com" xlink:type="simple">min@theandgames.com</text:a></text:p>
          </table:table-cell>
          <table:table-cell table:style-name="ce114" table:number-columns-repeated="3"/>
          <table:table-cell table:style-name="ce114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14" table:number-columns-repeated="3"/>
        </table:table-row>
        <table:table-row table:style-name="ro2">
          <table:table-cell table:style-name="ce132" office:value-type="string" calcext:value-type="string">
            <text:p>Tripearl Games</text:p>
          </table:table-cell>
          <table:table-cell table:style-name="ce102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09" office:value-type="string" calcext:value-type="string">
            <text:p>784-81-02274</text:p>
          </table:table-cell>
          <table:table-cell table:style-name="ce109" office:value-type="string" calcext:value-type="string">
            <text:p>정만손</text:p>
          </table:table-cell>
          <table:table-cell table:style-name="ce114" office:value-type="string" calcext:value-type="string">
            <text:p><text:a xlink:href="https://www.tripearlgames.com/" xlink:type="simple">https://www.tripearlgames.com/</text:a></text:p>
          </table:table-cell>
          <table:table-cell table:style-name="ce117" office:value-type="string" calcext:value-type="string">
            <text:p><text:a xlink:href="mailto:tripearl@tripearlgames.com" xlink:type="simple">tripearl@tripearlgames.com</text:a></text:p>
          </table:table-cell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WAFFLE GAMES</text:p>
          </table:table-cell>
          <table:table-cell table:style-name="ce102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02" office:value-type="string" calcext:value-type="string">
            <text:p><text:span text:style-name="T3">서울 구로구 디지털로33길 11, 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ZeroToTenB</text:p>
          </table:table-cell>
          <table:table-cell table:style-name="ce102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09" office:value-type="string" calcext:value-type="string">
            <text:p>233-08-01809</text:p>
          </table:table-cell>
          <table:table-cell table:style-name="ce109" office:value-type="string" calcext:value-type="string">
            <text:p>김병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/>
          <table:table-cell table:style-name="ce143"/>
          <table:table-cell table:style-name="ce110" table:number-columns-repeated="2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11" table:number-columns-repeated="2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9"/>
        </table:table-row>
        <table:table-row table:style-name="ro1" table:number-rows-repeated="104754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2:developer.A123">
            <calcext:condition calcext:apply-style-name="Error" calcext:value="duplicate" calcext:base-cell-address="developer.A2"/>
          </calcext:conditional-format>
          <calcext:conditional-format calcext:target-range-address="developer.A1:developer.A1034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50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25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33" table:on-update-keep-styles="true" table:on-update-keep-size="false"/>
        <table:database-range table:name="developer_table" table:target-range-address="developer.A2:developer.H1033" table:on-update-keep-styles="true" table:on-update-keep-size="false"/>
        <table:database-range table:name="game_table" table:target-range-address="list.B218:list.C219" table:on-update-keep-styles="true" table:on-update-keep-size="false"/>
        <table:database-range table:name="publisher_name_list" table:target-range-address="publisher.A2:publisher.A1025" table:on-update-keep-styles="true" table:on-update-keep-size="false"/>
        <table:database-range table:name="__Anonymous_Sheet_DB__0" table:target-range-address="list.B2:list.I23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173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2">00/00/0000</text:date>, <text:time style:data-style-name="N2" text:time-value="19:49:47.21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22T19:59:32.245000000</dc:date>
    <meta:editing-duration>P1DT22H14M41S</meta:editing-duration>
    <meta:editing-cycles>757</meta:editing-cycles>
    <meta:document-statistic meta:table-count="3" meta:cell-count="2276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